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 Display" svg:font-family="'Aptos Display'"/>
    <style:font-face style:name="Courier" svg:font-family="Courie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4" style:family="graphic" style:parent-style-name="standard">
      <style:graphic-properties draw:stroke="solid" svg:stroke-width="0cm" svg:stroke-color="#3465a4" svg:stroke-opacity="100%" draw:fill="solid" draw:fill-color="#729fcf" draw:opacity="20%" draw:textarea-horizontal-align="left" draw:textarea-vertical-align="middle" draw:auto-grow-height="false" draw:auto-grow-width="false" fo:min-height="2.344cm" fo:min-width="0.001cm" fo:padding-top="0.151cm" fo:padding-bottom="0.151cm" fo:padding-left="0.302cm" fo:padding-right="0.302cm" fo:wrap-option="no-wrap" style:writing-mode="lr-tb" loext:decorative="false"/>
      <style:paragraph-properties style:writing-mode="lr-tb"/>
    </style:style>
    <style:style style:name="gr5"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6.694cm" fo:min-width="4.404cm" fo:padding-top="0.151cm" fo:padding-bottom="0.151cm" fo:padding-left="0.302cm" fo:padding-right="0.302cm" fo:wrap-option="no-wrap" style:writing-mode="lr-tb" loext:decorative="false"/>
      <style:paragraph-properties style:writing-mode="lr-tb"/>
    </style:style>
    <style:style style:name="gr6"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0.386cm" fo:min-width="5.377cm" fo:padding-top="0.157cm" fo:padding-bottom="0.157cm" fo:padding-left="0.302cm" fo:padding-right="0.302cm" fo:wrap-option="no-wrap" style:writing-mode="lr-tb"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false" draw:auto-grow-width="false" fo:min-height="0.964cm" fo:min-width="6.27cm" fo:padding-top="0.151cm" fo:padding-bottom="0.151cm" fo:padding-left="0.302cm" fo:padding-right="0.302cm" fo:wrap-option="no-wrap" style:writing-mode="lr-tb" loext:decorative="false"/>
      <style:paragraph-properties style:writing-mode="lr-tb"/>
    </style:style>
    <style:style style:name="gr8"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3.296cm" fo:min-width="4.73cm" fo:padding-top="0.151cm" fo:padding-bottom="0.151cm" fo:padding-left="0.302cm" fo:padding-right="0.302cm" fo:wrap-option="no-wrap" style:writing-mode="lr-tb" loext:decorative="false"/>
      <style:paragraph-properties style:writing-mode="lr-tb"/>
    </style:style>
    <style:style style:name="gr9"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3.297cm" fo:min-width="4.73cm" fo:padding-top="0.151cm" fo:padding-bottom="0.151cm" fo:padding-left="0.302cm" fo:padding-right="0.302cm" fo:wrap-option="no-wrap" style:writing-mode="lr-tb"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false" draw:auto-grow-width="false" fo:min-height="3.181cm" fo:min-width="30.478cm" fo:padding-top="0cm" fo:padding-bottom="0cm" fo:padding-left="0cm" fo:padding-right="0cm" fo:wrap-option="wrap" style:writing-mode="lr-tb"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false" draw:auto-grow-width="false" fo:min-height="2.799cm" fo:min-width="9.627cm" fo:padding-top="0.151cm" fo:padding-bottom="0.151cm" fo:padding-left="0.302cm" fo:padding-right="0.302cm" fo:wrap-option="wrap" style:writing-mode="lr-tb" loext:decorative="false"/>
      <style:paragraph-properties style:writing-mode="lr-tb"/>
    </style:style>
    <style:style style:name="gr12"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2.022cm" fo:min-width="4.195cm" fo:padding-top="0.151cm" fo:padding-bottom="0.151cm" fo:padding-left="0.302cm" fo:padding-right="0.302cm" fo:wrap-option="no-wrap" style:writing-mode="lr-tb" loext:decorative="false"/>
      <style:paragraph-properties style:writing-mode="lr-tb"/>
    </style:style>
    <style:style style:name="gr13"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4.228cm" fo:min-width="5.282cm" fo:padding-top="0.157cm" fo:padding-bottom="0.157cm" fo:padding-left="0.302cm" fo:padding-right="0.302cm" fo:wrap-option="no-wrap" style:writing-mode="lr-tb" loext:decorative="false"/>
      <style:paragraph-properties style:writing-mode="lr-tb"/>
    </style:style>
    <style:style style:name="gr14"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3.297cm" fo:min-width="4.854cm" fo:padding-top="0.151cm" fo:padding-bottom="0.151cm" fo:padding-left="0.302cm" fo:padding-right="0.302cm" fo:wrap-option="no-wrap" style:writing-mode="lr-tb" loext:decorative="false"/>
      <style:paragraph-properties style:writing-mode="lr-tb"/>
    </style:style>
    <style:style style:name="gr15"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3.195cm" fo:min-width="5.729cm" fo:padding-top="0.157cm" fo:padding-bottom="0.157cm" fo:padding-left="0.302cm" fo:padding-right="0.302cm" fo:wrap-option="no-wrap" style:writing-mode="lr-tb" loext:decorative="false"/>
      <style:paragraph-properties style:writing-mode="lr-tb"/>
    </style:style>
    <style:style style:name="gr16"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2.888cm" fo:min-width="4.194cm" fo:padding-top="0.157cm" fo:padding-bottom="0.157cm" fo:padding-left="0.302cm" fo:padding-right="0.302cm" fo:wrap-option="no-wrap" style:writing-mode="lr-tb" loext:decorative="false"/>
      <style:paragraph-properties style:writing-mode="lr-tb"/>
    </style:style>
    <style:style style:name="gr17" style:family="graphic" style:parent-style-name="standard">
      <style:graphic-properties draw:stroke="solid" svg:stroke-width="0.026cm" svg:stroke-color="#3465a4" svg:stroke-opacity="100%" draw:stroke-linejoin="round" draw:fill="solid" draw:fill-color="#729fcf" draw:opacity="20%" draw:textarea-horizontal-align="center" draw:textarea-vertical-align="middle" draw:auto-grow-height="false" draw:auto-grow-width="false" fo:min-height="3.296cm" fo:min-width="4.73cm" fo:padding-top="0.151cm" fo:padding-bottom="0.151cm" fo:padding-left="0.302cm" fo:padding-right="0.302cm" fo:wrap-option="no-wrap" style:writing-mode="lr-tb" loext:decorative="false"/>
      <style:paragraph-properties style:writing-mode="lr-tb"/>
    </style:style>
    <style:style style:name="gr18" style:family="graphic" style:parent-style-name="standard">
      <style:graphic-properties draw:stroke="solid" svg:stroke-width="0.026cm" svg:stroke-color="#3465a4" svg:stroke-opacity="100%" draw:stroke-linejoin="round" draw:fill="solid" draw:fill-color="#729fcf" draw:opacity="20%" draw:textarea-horizontal-align="left" draw:textarea-vertical-align="middle" draw:auto-grow-height="false" draw:auto-grow-width="false" fo:min-height="2.888cm" fo:min-width="4.194cm" fo:padding-top="0.157cm" fo:padding-bottom="0.157cm" fo:padding-left="0.302cm" fo:padding-right="0.302cm" fo:wrap-option="no-wrap" style:writing-mode="lr-tb" loext:decorative="false"/>
      <style:paragraph-properties style:writing-mode="lr-tb"/>
    </style:style>
    <style:style style:name="pr1"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3" style:family="presentation" style:parent-style-name="Master1-Layout1-title-Title-Slide-notes">
      <style:graphic-properties draw:fill-color="#ffffff" draw:auto-grow-height="false" fo:min-height="13.365cm" loext:decorative="false"/>
      <style:paragraph-properties style:writing-mode="lr-tb"/>
    </style:style>
    <style:style style:name="pr4" style:family="presentation" style:parent-style-name="Master1-Layout7-blank-Blank-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5" style:family="presentation" style:parent-style-name="Master1-Layout7-blank-Blank-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6" style:family="presentation" style:parent-style-name="Master1-Layout7-blank-Blank-notes">
      <style:graphic-properties draw:stroke="none" draw:fill="none" draw:fill-color="#ffffff" draw:textarea-horizontal-align="left" draw:textarea-vertical-align="top" draw:auto-grow-height="false" draw:auto-grow-width="false" fo:min-height="0.101cm" fo:padding-top="0.127cm" fo:padding-bottom="0.127cm" fo:padding-left="0.254cm" fo:padding-right="0.254cm" fo:wrap-option="wrap" loext:decorative="false"/>
      <style:paragraph-properties style:writing-mode="lr-tb"/>
    </style:style>
    <style:style style:name="pr7" style:family="presentation" style:parent-style-name="Master1-Layout7-blank-Blank-notes">
      <style:graphic-properties draw:stroke="none" draw:fill="none" draw:fill-color="#ffffff" draw:textarea-horizontal-align="left" draw:textarea-vertical-align="middle" draw:auto-grow-height="false" draw:auto-grow-width="false" fo:min-height="0.101cm" fo:padding-top="0.127cm" fo:padding-bottom="0.127cm" fo:padding-left="0.254cm" fo:padding-right="0.254cm" fo:wrap-option="wrap" loext:decorative="false"/>
      <style:paragraph-properties style:writing-mode="lr-tb"/>
    </style:style>
    <style:style style:name="pr8" style:family="presentation" style:parent-style-name="Master1-Layout7-blank-Blank-title">
      <style:graphic-properties fo:min-height="3.18cm" loext:decorative="false"/>
      <style:paragraph-properties style:writing-mode="lr-tb"/>
    </style:style>
    <style:style style:name="pr9" style:family="presentation" style:parent-style-name="Master1-Layout7-blank-Blank-outline1">
      <style:graphic-properties fo:min-height="10.798cm" loext:decorative="false"/>
      <style:paragraph-properties style:writing-mode="lr-tb"/>
    </style:style>
    <style:style style:name="pr10" style:family="presentation" style:parent-style-name="Master1-Layout7-blank-Blank-notes">
      <style:graphic-properties draw:fill-color="#ffffff" draw:auto-grow-height="false" fo:min-height="10.002cm" loext:decorative="false"/>
      <style:paragraph-properties style:writing-mode="lr-tb"/>
    </style:style>
    <style:style style:name="pr11"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2" style:family="presentation" style:parent-style-name="Master1-Layout2-obj-Title-and-Conten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3" style:family="presentation" style:parent-style-name="Master1-Layout2-obj-Title-and-Content-notes">
      <style:graphic-properties draw:fill-color="#ffffff" draw:auto-grow-height="false" fo:min-height="10.002cm" loext:decorative="false"/>
      <style:paragraph-properties style:writing-mode="lr-tb"/>
    </style:style>
    <style:style style:name="pr14" style:family="presentation" style:parent-style-name="Master1-Layout7-blank-Blank-title">
      <style:graphic-properties draw:auto-grow-height="true" fo:min-height="3.18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P2" style:family="paragraph">
      <loext:graphic-properties draw:fill="none"/>
      <style:paragraph-properties style:font-independent-line-spacing="true"/>
    </style:style>
    <style:style style:name="P3"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P4"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5" style:family="paragraph">
      <loext:graphic-properties draw:fill-color="#ffffff"/>
    </style:style>
    <style:style style:name="P6"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P7" style:family="paragraph">
      <loext:graphic-properties draw:fill="none" draw:fill-color="#ffffff"/>
      <style:paragraph-properties style:font-independent-line-spacing="true"/>
    </style:style>
    <style:style style:name="P8" style:family="paragraph">
      <loext:graphic-properties draw:fill="solid" draw:fill-color="#729fcf" draw:opacity="20%"/>
      <style:paragraph-properties style:writing-mode="lr-tb" style:font-independent-line-spacing="false"/>
    </style:style>
    <style:style style:name="P9"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10" style:family="paragraph">
      <loext:graphic-properties draw:fill="solid" draw:fill-color="#729fcf" draw:opacity="100%"/>
      <style:paragraph-properties fo:margin-left="0cm" fo:margin-right="0cm" fo:margin-top="0cm" fo:margin-bottom="0cm" fo:line-height="100%" fo:text-align="center" fo:text-indent="0cm" style:punctuation-wrap="simple" loext:tab-stop-distance="0cm" style:writing-mode="lr-tb" style:font-independent-line-spacing="false">
        <style:tab-stops/>
      </style:paragraph-properties>
    </style:style>
    <style:style style:name="P11" style:family="paragraph">
      <loext:graphic-properties draw:fill="solid" draw:fill-color="#729fcf" draw:opacity="100%"/>
      <style:paragraph-properties style:writing-mode="lr-tb" style:font-independent-line-spacing="false"/>
    </style:style>
    <style:style style:name="P12"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13" style:family="paragraph">
      <loext:graphic-properties draw:fill="none"/>
      <style:paragraph-properties fo:margin-left="0cm" fo:margin-right="0cm" fo:margin-top="0cm" fo:margin-bottom="0cm" fo:line-height="100%" fo:text-align="start" fo:text-indent="0cm" style:punctuation-wrap="simple" loext:tab-stop-distance="0cm" style:writing-mode="lr-tb" style:font-independent-line-spacing="false">
        <style:tab-stops/>
      </style:paragraph-properties>
    </style:style>
    <style:style style:name="P14" style:family="paragraph">
      <loext:graphic-properties draw:fill="none"/>
      <style:paragraph-properties style:writing-mode="lr-tb" style:font-independent-line-spacing="false"/>
    </style:style>
    <style:style style:name="P15" style:family="paragraph">
      <style:paragraph-properties fo:margin-left="0.724cm" fo:margin-right="0cm" fo:margin-top="0cm" fo:margin-bottom="0cm" fo:line-height="100%" fo:text-align="start" fo:text-indent="-0.715cm" style:punctuation-wrap="simple" loext:tab-stop-distance="0cm" style:writing-mode="lr-tb">
        <style:tab-stops/>
      </style:paragraph-properties>
    </style:style>
    <style:style style:name="P16" style:family="paragraph">
      <loext:graphic-properties draw:fill="none"/>
      <style:paragraph-properties fo:margin-left="0.724cm" fo:margin-right="0cm" fo:margin-top="0cm" fo:margin-bottom="0cm" fo:line-height="100%" fo:text-align="start" fo:text-indent="-0.715cm" style:punctuation-wrap="simple" loext:tab-stop-distance="0cm" style:writing-mode="lr-tb" style:font-independent-line-spacing="false">
        <style:tab-stops/>
      </style:paragraph-properties>
    </style:style>
    <style:style style:name="P17" style:family="paragraph">
      <loext:graphic-properties draw:fill="solid" draw:fill-color="#729fcf" draw:opacity="100%"/>
      <style:paragraph-properties fo:margin-left="0cm" fo:margin-right="0cm" fo:margin-top="0cm" fo:margin-bottom="0cm" fo:line-height="100%" fo:text-align="start" fo:text-indent="0cm" style:punctuation-wrap="simple" loext:tab-stop-distance="0cm" style:writing-mode="lr-tb" style:font-independent-line-spacing="false">
        <style:tab-stops/>
      </style:paragraph-properties>
    </style:style>
    <style:style style:name="P18" style:family="paragraph">
      <loext:graphic-properties draw:fill="solid" draw:fill-color="#729fcf" draw:opacity="20%"/>
      <style:paragraph-properties fo:margin-left="0cm" fo:margin-right="0cm" fo:margin-top="0cm" fo:margin-bottom="0cm" fo:line-height="100%" fo:text-align="center" fo:text-indent="0cm" style:punctuation-wrap="simple" loext:tab-stop-distance="0cm" style:writing-mode="lr-tb" style:font-independent-line-spacing="false">
        <style:tab-stops/>
      </style:paragraph-properties>
    </style:style>
    <style:style style:name="P19"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P20" style:family="paragraph">
      <style:paragraph-properties fo:margin-left="0cm" fo:margin-right="0cm" fo:margin-top="0.353cm" fo:margin-bottom="0cm" fo:line-height="70%" fo:text-align="start" fo:text-indent="0cm" style:punctuation-wrap="hanging" loext:tab-stop-distance="0cm" style:writing-mode="lr-tb">
        <style:tab-stops/>
      </style:paragraph-properties>
    </style:style>
    <style:style style:name="P21" style:family="paragraph">
      <loext:graphic-properties draw:fill="none"/>
      <style:paragraph-properties style:font-independent-line-spacing="true"/>
      <style:text-properties style:font-name="Courier"/>
    </style:style>
    <style:style style:name="P22"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T1"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 style:family="text">
      <style:text-properties fo:font-variant="normal" fo:text-transform="none" fo:color="#767676"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ptos Display" fo:font-size="44pt" fo:letter-spacing="normal" fo:language="en" fo:country="I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ans" fo:font-size="29.1000003814697pt" fo:letter-spacing="normal" fo:language="en" fo:country="IE" fo:font-style="normal" style:text-underline-style="none" fo:font-weight="normal" style:text-underline-mode="continuous" style:text-overline-mode="continuous" style:text-line-through-mode="continuous" style:letter-kerning="true" style:font-size-asian="29.1000003814697pt" style:font-style-asian="normal" style:font-weight-asian="normal" style:font-size-complex="29.1000003814697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ptos" fo:font-size="12pt" fo:letter-spacing="normal" fo:language="en" fo:country="I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7" style:family="text">
      <style:text-properties fo:font-variant="normal" fo:text-transform="none" fo:color="#767676" loext:opacity="100%" style:text-line-through-style="none" style:text-line-through-type="none" style:text-position="0% 100%" style:font-name="Aptos" fo:font-size="12pt" fo:letter-spacing="normal" fo:language="en" fo:country="I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Liberation Sans1" fo:font-size="18pt" fo:letter-spacing="normal" fo:language="en" fo:country="IE" fo:font-style="normal" style:text-underline-style="none" fo:font-weight="normal" style:text-underline-mode="continuous" style:text-overline-mode="continuous" style:text-line-through-mode="continuous" style:letter-kerning="true" style:font-name-asian="Noto Sans CJK SC" style:font-size-asian="18pt" style:font-style-asian="normal" style:font-weight-asian="normal" style:font-name-complex="Lohit Devanagari" style:font-size-complex="1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1" fo:font-size="15.6999998092651pt" fo:letter-spacing="normal" fo:language="en" fo:country="IE" fo:font-style="normal" style:text-underline-style="none" fo:font-weight="normal" style:text-underline-mode="continuous" style:text-overline-mode="continuous" style:text-line-through-mode="continuous" style:letter-kerning="true" style:font-name-asian="Noto Sans CJK SC" style:font-size-asian="15.6999998092651pt" style:font-style-asian="normal" style:font-weight-asian="normal" style:font-name-complex="Lohit Devanagari" style:font-size-complex="15.6999998092651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ourier"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27cm" text:min-label-width="0.635cm"/>
        <style:text-properties fo:font-family="StarSymbol" style:use-window-font-color="true" fo:font-size="45%"/>
      </text:list-level-style-bullet>
      <text:list-level-style-bullet text:level="3" text:bullet-char="●">
        <style:list-level-properties text:space-before="2.54cm" text:min-label-width="0.635cm"/>
        <style:text-properties fo:font-family="StarSymbol" style:use-window-font-color="true" fo:font-size="45%"/>
      </text:list-level-style-bullet>
      <text:list-level-style-bullet text:level="4" text:bullet-char="●">
        <style:list-level-properties text:space-before="3.81cm" text:min-label-width="0.635cm"/>
        <style:text-properties fo:font-family="StarSymbol" style:use-window-font-color="true" fo:font-size="45%"/>
      </text:list-level-style-bullet>
      <text:list-level-style-bullet text:level="5" text:bullet-char="●">
        <style:list-level-properties text:space-before="5.08cm" text:min-label-width="0.635cm"/>
        <style:text-properties fo:font-family="StarSymbol" style:use-window-font-color="true" fo:font-size="45%"/>
      </text:list-level-style-bullet>
      <text:list-level-style-bullet text:level="6" text:bullet-char="●">
        <style:list-level-properties text:space-before="6.35cm" text:min-label-width="0.635cm"/>
        <style:text-properties fo:font-family="StarSymbol" style:use-window-font-color="true" fo:font-size="45%"/>
      </text:list-level-style-bullet>
      <text:list-level-style-bullet text:level="7" text:bullet-char="●">
        <style:list-level-properties text:space-before="7.62cm" text:min-label-width="0.635cm"/>
        <style:text-properties fo:font-family="StarSymbol" style:use-window-font-color="true" fo:font-size="45%"/>
      </text:list-level-style-bullet>
      <text:list-level-style-bullet text:level="8" text:bullet-char="●">
        <style:list-level-properties text:space-before="8.89cm" text:min-label-width="0.635cm"/>
        <style:text-properties fo:font-family="StarSymbol" style:use-window-font-color="true" fo:font-size="45%"/>
      </text:list-level-style-bullet>
      <text:list-level-style-bullet text:level="9" text:bullet-char="●">
        <style:list-level-properties text:space-before="10.16cm" text:min-label-width="0.635cm"/>
        <style:text-properties fo:font-family="Star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25.4cm" svg:height="6.632cm" svg:x="4.233cm" svg:y="3.118cm" presentation:class="title">
          <draw:text-box>
            <text:p text:style-name="P1"><text:span text:style-name="T1">A Well-known URL for publishing service parameters</text:span></text:p>
          </draw:text-box>
        </draw:frame>
        <draw:frame draw:name="Subtitle 2" presentation:style-name="pr2" draw:text-style-name="P2" draw:layer="layout" svg:width="25.4cm" svg:height="4.599cm" svg:x="4.233cm" svg:y="10.006cm" presentation:class="subtitle">
          <draw:text-box>
            <text:p text:style-name="P3"><text:span text:style-name="T2"><text:a xlink:href="https://datatracker.ietf.org/doc/html/draft-ietf-tls-wkech" xlink:type="simple">https://datatracker.ietf.org/doc/html/draft-ietf-tls-wkech</text:a></text:span><text:span text:style-name="T2"><text:s/></text:span></text:p>
            <text:p text:style-name="P3"><text:span text:style-name="T2">Stephen Farrell, Rich Salz, Ben Schwartz</text:span></text:p>
            <text:p text:style-name="P3"><text:span text:style-name="T2"/></text:p>
            <text:p text:style-name="P3"><text:span text:style-name="T2">IETF 123</text:span></text:p>
          </draw:text-box>
        </draw:frame>
        <draw:frame draw:name="Slide Number Placeholder 3" draw:style-name="gr1" draw:text-style-name="P2" draw:layer="layout" svg:width="7.62cm" svg:height="1.014cm" svg:x="23.918cm" svg:y="17.657cm">
          <draw:text-box>
            <text:p text:style-name="P4"><text:span text:style-name="T3"><text:page-number>&lt;number&gt;</text:page-number></text:span></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Slide5" draw:style-name="dp3" draw:master-page-name="Master1-Layout7-blank-Blank" presentation:presentation-page-layout-name="AL2T13">
        <draw:frame draw:name="Title 1" presentation:style-name="pr4" draw:text-style-name="P2" draw:layer="layout" svg:width="29.21cm" svg:height="3.682cm" svg:x="2.328cm" svg:y="1.014cm" presentation:class="title" presentation:user-transformed="true">
          <draw:text-box>
            <text:p text:style-name="P1"><text:span text:style-name="T4">Description</text:span></text:p>
          </draw:text-box>
        </draw:frame>
        <draw:frame draw:name="Text Placeholder 2" presentation:style-name="pr5" draw:text-style-name="P2" draw:layer="layout" svg:width="30.476cm" svg:height="11.047cm" svg:x="1.694cm" svg:y="4.301cm" presentation:class="outline">
          <draw:text-box>
            <text:list text:style-name="L2">
              <text:list-item>
                <text:p text:style-name="P6"><text:span text:style-name="T5">ECH keys used at client-facing (web) servers (CFS) may be updated regularly (e.g. hourly) and are published to DNS in HTTPS RRs</text:span></text:p>
              </text:list-item>
              <text:list-item>
                <text:p text:style-name="P6"><text:span text:style-name="T5">Other HTTPS RR content, e.g. ALPN values, might also be better managed at a CFS</text:span></text:p>
              </text:list-item>
              <text:list-item>
                <text:p text:style-name="P6"><text:span text:style-name="T5">A “Zone Factory” (ZF) polls for this information via a .well-known URL, getting back a JSON structure</text:span></text:p>
              </text:list-item>
              <text:list-item>
                <text:p text:style-name="P6"><text:span text:style-name="T5">If JSON changes from last time, then validate content and all being good, publish</text:span></text:p>
              </text:list-item>
              <text:list-item>
                <text:p text:style-name="P6"><text:span text:style-name="T5">Git repo for spec: </text:span><text:span text:style-name="T5"><text:a xlink:href="https://github.com/sftcd/wkesni" xlink:type="simple">https://github.com/sftcd/wkesni</text:a></text:span><text:span text:style-name="T5"><text:s/></text:span></text:p>
              </text:list-item>
            </text:list>
          </draw:text-box>
        </draw:frame>
        <presentation:notes draw:style-name="dp4">
          <draw:frame draw:name="Slide Number Placeholder 6" draw:style-name="gr3" draw:text-style-name="P2" draw:layer="layout" svg:width="8.255cm" svg:height="1.274cm" svg:x="10.791cm" svg:y="24.126cm">
            <draw:text-box>
              <text:p text:style-name="P4"><text:span text:style-name="T6"><text:page-number>&lt;number&gt;</text:page-number></text:span></text:p>
            </draw:text-box>
          </draw:frame>
          <draw:page-thumbnail draw:name="Slide Image Placeholder 1" draw:style-name="gr2" draw:layer="layout" svg:width="18.622cm" svg:height="10.477cm" svg:x="1.482cm" svg:y="2.121cm" draw:page-number="2" presentation:class="page"/>
          <draw:frame draw:name="Notes Placeholder 2" presentation:style-name="pr6" draw:text-style-name="P7" draw:layer="layout" svg:width="15.24cm" svg:height="10.001cm" svg:x="1.905cm" svg:y="12.224cm" presentation:class="notes" presentation:placeholder="true">
            <draw:text-box/>
          </draw:frame>
        </presentation:notes>
      </draw:page>
      <draw:page draw:name="Slide3" draw:style-name="dp3" draw:master-page-name="Master1-Layout7-blank-Blank" presentation:presentation-page-layout-name="AL2T13">
        <draw:frame draw:name="Slide Number Placeholder 1" draw:style-name="gr1" draw:text-style-name="P2" draw:layer="layout" svg:width="7.62cm" svg:height="1.014cm" svg:x="23.918cm" svg:y="17.657cm">
          <draw:text-box>
            <text:p text:style-name="P4"><text:span text:style-name="T7"><text:page-number>&lt;number&gt;</text:page-number></text:span></text:p>
          </draw:text-box>
        </draw:frame>
        <draw:custom-shape draw:name="Freeform 1" draw:style-name="gr4" draw:text-style-name="P8" draw:layer="layout" svg:width="1.209cm" svg:height="3.024cm" svg:x="28.422cm" svg:y="10.885cm">
          <text:p/>
          <draw:enhanced-geometry svg:viewBox="0 0 21600 21600" draw:text-areas="?f11 ?f21 ?f13 ?f18" draw:type="non-primitive" draw:modifiers="162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range-x-minimum="0" draw:handle-range-x-maximum="10800" draw:handle-range-y-minimum="0" draw:handle-range-y-maximum="21600" draw:handle-position="$1 $0" draw:handle-position-x="$1" draw:handle-position-y="$0"/>
          </draw:enhanced-geometry>
        </draw:custom-shape>
        <draw:custom-shape draw:name="Freeform 2" draw:style-name="gr5" draw:text-style-name="P10" draw:layer="layout" svg:width="5.007cm" svg:height="6.996cm" svg:x="2.765cm" svg:y="8.598cm">
          <text:p text:style-name="P9"><text:span text:style-name="T8">TLS</text:span></text:p>
          <text:p text:style-name="P9"><text:span text:style-name="T8">Client</text:span></text:p>
          <text:p text:style-name="P9"><text:span text:style-name="T8">(brows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6" draw:text-style-name="P11" draw:layer="layout" svg:width="7.467cm" svg:height="1.398cm" svg:x="7.772cm" svg:y="11.366cm">
          <text:p/>
          <draw:enhanced-geometry svg:viewBox="0 0 21600 21600" draw:text-areas="?f17 ?f12 ?f18 ?f14" draw:type="non-primitive" draw:modifiers="4300 5400"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range-x-minimum="0" draw:handle-range-x-maximum="10800" draw:handle-range-y-minimum="0" draw:handle-range-y-maximum="10800" draw:handle-position="$0 $1" draw:handle-position-x="$0" draw:handle-position-y="$1"/>
          </draw:enhanced-geometry>
        </draw:custom-shape>
        <draw:custom-shape draw:name="Freeform 4" draw:style-name="gr7" draw:text-style-name="P13" draw:layer="layout" svg:width="6.873cm" svg:height="1.265cm" svg:x="8.971cm" svg:y="10.755cm">
          <text:p text:style-name="P12"><text:span text:style-name="T8">TLS session</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5" draw:style-name="gr8" draw:text-style-name="P10" draw:layer="layout" svg:width="5.333cm" svg:height="3.597cm" svg:x="16.328cm" svg:y="13.335cm">
          <text:p text:style-name="P9"><text:span text:style-name="T8">Shared mode</text:span></text:p>
          <text:p text:style-name="P9"><text:span text:style-name="T8">Backend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6" draw:style-name="gr9" draw:text-style-name="P10" draw:layer="layout" svg:width="5.333cm" svg:height="3.598cm" svg:x="15.381cm" svg:y="10.68cm">
          <text:p text:style-name="P9"><text:span text:style-name="T8">Frontend</text:span></text:p>
          <text:p text:style-name="P9"><text:span text:style-name="T8">(ECH)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7" draw:style-name="gr10" draw:text-style-name="P14" draw:layer="layout" svg:width="30.477cm" svg:height="3.18cm" svg:x="1.693cm" svg:y="0.75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8" draw:style-name="gr11" draw:text-style-name="P16" draw:layer="layout" svg:width="10.23cm" svg:height="3.1cm" svg:x="5.973cm" svg:y="5.725cm">
          <text:p text:style-name="P15"><text:span text:style-name="T8">Look up A/AAAA </text:span><text:span text:style-name="T8"><text:line-break/></text:span><text:span text:style-name="T8">and HTTPS</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9" draw:style-name="gr12" draw:text-style-name="P10" draw:layer="layout" svg:width="4.798cm" svg:height="4.401cm" svg:x="14.027cm" svg:y="3.128cm">
          <text:p text:style-name="P9"><text:span text:style-name="T8">DNS</text:span></text:p>
          <draw:enhanced-geometry svg:viewBox="0 0 21600 21600" draw:text-areas="?f88 ?f86 ?f91 ?f92" draw:glue-points="?f85 ?f86 ?f85 ?f87 ?f88 ?f89 ?f85 ?f90 ?f91 ?f89" draw:type="non-primitive" draw:enhanced-path="M ?f12 ?f14 A ?f132 ?f133 ?f134 ?f135 ?f12 ?f14 ?f129 ?f131 W ?f136 ?f137 ?f138 ?f139 ?f12 ?f14 ?f129 ?f131 A ?f179 ?f180 ?f181 ?f182 ?f129 ?f131 ?f176 ?f178 W ?f183 ?f184 ?f185 ?f186 ?f129 ?f131 ?f176 ?f178 L ?f13 ?f17 A ?f226 ?f227 ?f228 ?f229 ?f13 ?f17 ?f223 ?f225 W ?f230 ?f231 ?f232 ?f233 ?f13 ?f17 ?f223 ?f225 A ?f273 ?f274 ?f275 ?f276 ?f223 ?f225 ?f270 ?f272 W ?f277 ?f278 ?f279 ?f280 ?f223 ?f225 ?f270 ?f272 Z N M ?f12 ?f14 A ?f320 ?f321 ?f322 ?f323 ?f12 ?f14 ?f317 ?f319 W ?f324 ?f325 ?f326 ?f327 ?f12 ?f14 ?f317 ?f319 A ?f367 ?f368 ?f369 ?f370 ?f317 ?f319 ?f364 ?f366 W ?f371 ?f372 ?f373 ?f374 ?f317 ?f319 ?f364 ?f366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3400"/>
            <draw:equation draw:name="f15" draw:formula="21600 - 10800"/>
            <draw:equation draw:name="f16" draw:formula="3400"/>
            <draw:equation draw:name="f17" draw:formula="18200"/>
            <draw:equation draw:name="f18" draw:formula="0 - 10800"/>
            <draw:equation draw:name="f19" draw:formula="18200 - 21600"/>
            <draw:equation draw:name="f20" draw:formula="3400 - 6800"/>
            <draw:equation draw:name="f21" draw:formula="10800 - ?f12"/>
            <draw:equation draw:name="f22" draw:formula="0 - ?f14"/>
            <draw:equation draw:name="f23" draw:formula="0 - ?f2"/>
            <draw:equation draw:name="f24" draw:formula="abs(?f15)"/>
            <draw:equation draw:name="f25" draw:formula="abs(?f16)"/>
            <draw:equation draw:name="f26" draw:formula="if(?f15, ?f0, ?f2)"/>
            <draw:equation draw:name="f27" draw:formula="if(?f15, ?f2, ?f0)"/>
            <draw:equation draw:name="f28" draw:formula="10800 - ?f13"/>
            <draw:equation draw:name="f29" draw:formula="21600 - ?f17"/>
            <draw:equation draw:name="f30" draw:formula="abs(?f18)"/>
            <draw:equation draw:name="f31" draw:formula="abs(?f19)"/>
            <draw:equation draw:name="f32" draw:formula="if(?f18, ?f0, ?f2)"/>
            <draw:equation draw:name="f33" draw:formula="if(?f18, ?f2, ?f0)"/>
            <draw:equation draw:name="f34" draw:formula="6800 - ?f14"/>
            <draw:equation draw:name="f35" draw:formula="abs(?f20)"/>
            <draw:equation draw:name="f36" draw:formula="0 * ?f10"/>
            <draw:equation draw:name="f37" draw:formula="21600 * ?f10"/>
            <draw:equation draw:name="f38" draw:formula="18200 * ?f11"/>
            <draw:equation draw:name="f39" draw:formula="6800 * ?f11"/>
            <draw:equation draw:name="f40" draw:formula="abs(?f21)"/>
            <draw:equation draw:name="f41" draw:formula="abs(?f22)"/>
            <draw:equation draw:name="f42" draw:formula="if(?f21, ?f23, ?f2)"/>
            <draw:equation draw:name="f43" draw:formula="if(?f21, ?f2, ?f23)"/>
            <draw:equation draw:name="f44" draw:formula="if(?f22, 0, ?f1)"/>
            <draw:equation draw:name="f45" draw:formula="if(?f22, ?f1, 0)"/>
            <draw:equation draw:name="f46" draw:formula="if(?f15, ?f23, ?f2)"/>
            <draw:equation draw:name="f47" draw:formula="if(?f15, ?f2, ?f23)"/>
            <draw:equation draw:name="f48" draw:formula="if(?f15, ?f27, ?f26)"/>
            <draw:equation draw:name="f49" draw:formula="if(?f15, ?f26, ?f27)"/>
            <draw:equation draw:name="f50" draw:formula="abs(?f28)"/>
            <draw:equation draw:name="f51" draw:formula="abs(?f29)"/>
            <draw:equation draw:name="f52" draw:formula="if(?f28, ?f23, ?f2)"/>
            <draw:equation draw:name="f53" draw:formula="if(?f28, ?f2, ?f23)"/>
            <draw:equation draw:name="f54" draw:formula="if(?f29, 0, ?f1)"/>
            <draw:equation draw:name="f55" draw:formula="if(?f29, ?f1, 0)"/>
            <draw:equation draw:name="f56" draw:formula="if(?f18, ?f23, ?f2)"/>
            <draw:equation draw:name="f57" draw:formula="if(?f18, ?f2, ?f23)"/>
            <draw:equation draw:name="f58" draw:formula="if(?f18, ?f33, ?f32)"/>
            <draw:equation draw:name="f59" draw:formula="if(?f18, ?f32, ?f33)"/>
            <draw:equation draw:name="f60" draw:formula="abs(?f34)"/>
            <draw:equation draw:name="f61" draw:formula="if(?f34, 0, ?f1)"/>
            <draw:equation draw:name="f62" draw:formula="if(?f34, ?f1, 0)"/>
            <draw:equation draw:name="f63" draw:formula="10800 * ?f10"/>
            <draw:equation draw:name="f64" draw:formula="0 * ?f11"/>
            <draw:equation draw:name="f65" draw:formula="10800 * ?f11"/>
            <draw:equation draw:name="f66" draw:formula="21600 * ?f11"/>
            <draw:equation draw:name="f67" draw:formula="if(?f21, ?f45, ?f44)"/>
            <draw:equation draw:name="f68" draw:formula="if(?f21, ?f44, ?f45)"/>
            <draw:equation draw:name="f69" draw:formula="if(?f22, ?f42, ?f43)"/>
            <draw:equation draw:name="f70" draw:formula="if(?f16, ?f49, ?f48)"/>
            <draw:equation draw:name="f71" draw:formula="if(?f16, ?f47, ?f46)"/>
            <draw:equation draw:name="f72" draw:formula="if(?f28, ?f55, ?f54)"/>
            <draw:equation draw:name="f73" draw:formula="if(?f28, ?f54, ?f55)"/>
            <draw:equation draw:name="f74" draw:formula="if(?f29, ?f52, ?f53)"/>
            <draw:equation draw:name="f75" draw:formula="if(?f19, ?f59, ?f58)"/>
            <draw:equation draw:name="f76" draw:formula="if(?f19, ?f57, ?f56)"/>
            <draw:equation draw:name="f77" draw:formula="if(?f21, ?f62, ?f61)"/>
            <draw:equation draw:name="f78" draw:formula="if(?f21, ?f61, ?f62)"/>
            <draw:equation draw:name="f79" draw:formula="if(?f34, ?f42, ?f43)"/>
            <draw:equation draw:name="f80" draw:formula="if(?f20, ?f49, ?f48)"/>
            <draw:equation draw:name="f81" draw:formula="if(?f20, ?f47, ?f46)"/>
            <draw:equation draw:name="f82" draw:formula="if(?f22, ?f67, ?f68)"/>
            <draw:equation draw:name="f83" draw:formula="if(?f29, ?f72, ?f73)"/>
            <draw:equation draw:name="f84" draw:formula="if(?f34, ?f77, ?f78)"/>
            <draw:equation draw:name="f85" draw:formula="?f63 / ?f10"/>
            <draw:equation draw:name="f86" draw:formula="?f39 / ?f11"/>
            <draw:equation draw:name="f87" draw:formula="?f64 / ?f11"/>
            <draw:equation draw:name="f88" draw:formula="?f36 / ?f10"/>
            <draw:equation draw:name="f89" draw:formula="?f65 / ?f11"/>
            <draw:equation draw:name="f90" draw:formula="?f66 / ?f11"/>
            <draw:equation draw:name="f91" draw:formula="?f37 / ?f10"/>
            <draw:equation draw:name="f92" draw:formula="?f38 / ?f11"/>
            <draw:equation draw:name="f93" draw:formula="21550000 - ?f69"/>
            <draw:equation draw:name="f94" draw:formula="if(?f93, ?f69, 21550000)"/>
            <draw:equation draw:name="f95" draw:formula="-21550000 - ?f94"/>
            <draw:equation draw:name="f96" draw:formula="if(?f95, -21550000, ?f94)"/>
            <draw:equation draw:name="f97" draw:formula="?f82 + ?f96"/>
            <draw:equation draw:name="f98" draw:formula="?f82 + ?f2"/>
            <draw:equation draw:name="f99" draw:formula="?f98 * ?f9 / ?f1"/>
            <draw:equation draw:name="f100" draw:formula="0 - ?f99"/>
            <draw:equation draw:name="f101" draw:formula="cos(?f100)"/>
            <draw:equation draw:name="f102" draw:formula="0 - ?f101"/>
            <draw:equation draw:name="f103" draw:formula="?f102 * ?f40"/>
            <draw:equation draw:name="f104" draw:formula="sin(?f100)"/>
            <draw:equation draw:name="f105" draw:formula="0 - ?f104"/>
            <draw:equation draw:name="f106" draw:formula="?f105 * ?f41"/>
            <draw:equation draw:name="f107" draw:formula="sqrt(?f103 * ?f103 + ?f106 * ?f106 + 0 * 0)"/>
            <draw:equation draw:name="f108" draw:formula="?f40 * ?f41 / ?f107"/>
            <draw:equation draw:name="f109" draw:formula="?f105 * ?f108"/>
            <draw:equation draw:name="f110" draw:formula="?f12 - ?f109"/>
            <draw:equation draw:name="f111" draw:formula="?f102 * ?f108"/>
            <draw:equation draw:name="f112" draw:formula="?f14 - ?f111"/>
            <draw:equation draw:name="f113" draw:formula="?f110 - ?f40"/>
            <draw:equation draw:name="f114" draw:formula="?f112 - ?f41"/>
            <draw:equation draw:name="f115" draw:formula="?f110 + ?f40"/>
            <draw:equation draw:name="f116" draw:formula="?f112 + ?f41"/>
            <draw:equation draw:name="f117" draw:formula="?f97 + ?f2"/>
            <draw:equation draw:name="f118" draw:formula="?f117 * ?f9 / ?f1"/>
            <draw:equation draw:name="f119" draw:formula="0 - ?f118"/>
            <draw:equation draw:name="f120" draw:formula="cos(?f119)"/>
            <draw:equation draw:name="f121" draw:formula="0 - ?f120"/>
            <draw:equation draw:name="f122" draw:formula="?f121 * ?f40"/>
            <draw:equation draw:name="f123" draw:formula="sin(?f119)"/>
            <draw:equation draw:name="f124" draw:formula="0 - ?f123"/>
            <draw:equation draw:name="f125" draw:formula="?f124 * ?f41"/>
            <draw:equation draw:name="f126" draw:formula="sqrt(?f122 * ?f122 + ?f125 * ?f125 + 0 * 0)"/>
            <draw:equation draw:name="f127" draw:formula="?f40 * ?f41 / ?f126"/>
            <draw:equation draw:name="f128" draw:formula="?f124 * ?f127"/>
            <draw:equation draw:name="f129" draw:formula="?f110 + ?f128"/>
            <draw:equation draw:name="f130" draw:formula="?f121 * ?f127"/>
            <draw:equation draw:name="f131" draw:formula="?f112 + ?f130"/>
            <draw:equation draw:name="f132" draw:formula="if(?f96, ?f12, ?f113)"/>
            <draw:equation draw:name="f133" draw:formula="if(?f96, ?f14, ?f114)"/>
            <draw:equation draw:name="f134" draw:formula="if(?f96, ?f12, ?f115)"/>
            <draw:equation draw:name="f135" draw:formula="if(?f96, ?f14, ?f116)"/>
            <draw:equation draw:name="f136" draw:formula="if(?f96, ?f113, ?f129)"/>
            <draw:equation draw:name="f137" draw:formula="if(?f96, ?f114, ?f131)"/>
            <draw:equation draw:name="f138" draw:formula="if(?f96, ?f115, ?f129)"/>
            <draw:equation draw:name="f139" draw:formula="if(?f96, ?f116, ?f131)"/>
            <draw:equation draw:name="f140" draw:formula="21550000 - ?f71"/>
            <draw:equation draw:name="f141" draw:formula="if(?f140, ?f71, 21550000)"/>
            <draw:equation draw:name="f142" draw:formula="-21550000 - ?f141"/>
            <draw:equation draw:name="f143" draw:formula="if(?f142, -21550000, ?f141)"/>
            <draw:equation draw:name="f144" draw:formula="?f70 + ?f143"/>
            <draw:equation draw:name="f145" draw:formula="?f70 + ?f2"/>
            <draw:equation draw:name="f146" draw:formula="?f145 * ?f9 / ?f1"/>
            <draw:equation draw:name="f147" draw:formula="0 - ?f146"/>
            <draw:equation draw:name="f148" draw:formula="cos(?f147)"/>
            <draw:equation draw:name="f149" draw:formula="0 - ?f148"/>
            <draw:equation draw:name="f150" draw:formula="?f149 * ?f24"/>
            <draw:equation draw:name="f151" draw:formula="sin(?f147)"/>
            <draw:equation draw:name="f152" draw:formula="0 - ?f151"/>
            <draw:equation draw:name="f153" draw:formula="?f152 * ?f25"/>
            <draw:equation draw:name="f154" draw:formula="sqrt(?f150 * ?f150 + ?f153 * ?f153 + 0 * 0)"/>
            <draw:equation draw:name="f155" draw:formula="?f24 * ?f25 / ?f154"/>
            <draw:equation draw:name="f156" draw:formula="?f152 * ?f155"/>
            <draw:equation draw:name="f157" draw:formula="?f129 - ?f156"/>
            <draw:equation draw:name="f158" draw:formula="?f149 * ?f155"/>
            <draw:equation draw:name="f159" draw:formula="?f131 - ?f158"/>
            <draw:equation draw:name="f160" draw:formula="?f157 - ?f24"/>
            <draw:equation draw:name="f161" draw:formula="?f159 - ?f25"/>
            <draw:equation draw:name="f162" draw:formula="?f157 + ?f24"/>
            <draw:equation draw:name="f163" draw:formula="?f159 + ?f25"/>
            <draw:equation draw:name="f164" draw:formula="?f144 + ?f2"/>
            <draw:equation draw:name="f165" draw:formula="?f164 * ?f9 / ?f1"/>
            <draw:equation draw:name="f166" draw:formula="0 - ?f165"/>
            <draw:equation draw:name="f167" draw:formula="cos(?f166)"/>
            <draw:equation draw:name="f168" draw:formula="0 - ?f167"/>
            <draw:equation draw:name="f169" draw:formula="?f168 * ?f24"/>
            <draw:equation draw:name="f170" draw:formula="sin(?f166)"/>
            <draw:equation draw:name="f171" draw:formula="0 - ?f170"/>
            <draw:equation draw:name="f172" draw:formula="?f171 * ?f25"/>
            <draw:equation draw:name="f173" draw:formula="sqrt(?f169 * ?f169 + ?f172 * ?f172 + 0 * 0)"/>
            <draw:equation draw:name="f174" draw:formula="?f24 * ?f25 / ?f173"/>
            <draw:equation draw:name="f175" draw:formula="?f171 * ?f174"/>
            <draw:equation draw:name="f176" draw:formula="?f157 + ?f175"/>
            <draw:equation draw:name="f177" draw:formula="?f168 * ?f174"/>
            <draw:equation draw:name="f178" draw:formula="?f159 + ?f177"/>
            <draw:equation draw:name="f179" draw:formula="if(?f143, ?f129, ?f160)"/>
            <draw:equation draw:name="f180" draw:formula="if(?f143, ?f131, ?f161)"/>
            <draw:equation draw:name="f181" draw:formula="if(?f143, ?f129, ?f162)"/>
            <draw:equation draw:name="f182" draw:formula="if(?f143, ?f131, ?f163)"/>
            <draw:equation draw:name="f183" draw:formula="if(?f143, ?f160, ?f176)"/>
            <draw:equation draw:name="f184" draw:formula="if(?f143, ?f161, ?f178)"/>
            <draw:equation draw:name="f185" draw:formula="if(?f143, ?f162, ?f176)"/>
            <draw:equation draw:name="f186" draw:formula="if(?f143, ?f163, ?f178)"/>
            <draw:equation draw:name="f187" draw:formula="21550000 - ?f74"/>
            <draw:equation draw:name="f188" draw:formula="if(?f187, ?f74, 21550000)"/>
            <draw:equation draw:name="f189" draw:formula="-21550000 - ?f188"/>
            <draw:equation draw:name="f190" draw:formula="if(?f189, -21550000, ?f188)"/>
            <draw:equation draw:name="f191" draw:formula="?f83 + ?f190"/>
            <draw:equation draw:name="f192" draw:formula="?f83 + ?f2"/>
            <draw:equation draw:name="f193" draw:formula="?f192 * ?f9 / ?f1"/>
            <draw:equation draw:name="f194" draw:formula="0 - ?f193"/>
            <draw:equation draw:name="f195" draw:formula="cos(?f194)"/>
            <draw:equation draw:name="f196" draw:formula="0 - ?f195"/>
            <draw:equation draw:name="f197" draw:formula="?f196 * ?f50"/>
            <draw:equation draw:name="f198" draw:formula="sin(?f194)"/>
            <draw:equation draw:name="f199" draw:formula="0 - ?f198"/>
            <draw:equation draw:name="f200" draw:formula="?f199 * ?f51"/>
            <draw:equation draw:name="f201" draw:formula="sqrt(?f197 * ?f197 + ?f200 * ?f200 + 0 * 0)"/>
            <draw:equation draw:name="f202" draw:formula="?f50 * ?f51 / ?f201"/>
            <draw:equation draw:name="f203" draw:formula="?f199 * ?f202"/>
            <draw:equation draw:name="f204" draw:formula="?f13 - ?f203"/>
            <draw:equation draw:name="f205" draw:formula="?f196 * ?f202"/>
            <draw:equation draw:name="f206" draw:formula="?f17 - ?f205"/>
            <draw:equation draw:name="f207" draw:formula="?f204 - ?f50"/>
            <draw:equation draw:name="f208" draw:formula="?f206 - ?f51"/>
            <draw:equation draw:name="f209" draw:formula="?f204 + ?f50"/>
            <draw:equation draw:name="f210" draw:formula="?f206 + ?f51"/>
            <draw:equation draw:name="f211" draw:formula="?f191 + ?f2"/>
            <draw:equation draw:name="f212" draw:formula="?f211 * ?f9 / ?f1"/>
            <draw:equation draw:name="f213" draw:formula="0 - ?f212"/>
            <draw:equation draw:name="f214" draw:formula="cos(?f213)"/>
            <draw:equation draw:name="f215" draw:formula="0 - ?f214"/>
            <draw:equation draw:name="f216" draw:formula="?f215 * ?f50"/>
            <draw:equation draw:name="f217" draw:formula="sin(?f213)"/>
            <draw:equation draw:name="f218" draw:formula="0 - ?f217"/>
            <draw:equation draw:name="f219" draw:formula="?f218 * ?f51"/>
            <draw:equation draw:name="f220" draw:formula="sqrt(?f216 * ?f216 + ?f219 * ?f219 + 0 * 0)"/>
            <draw:equation draw:name="f221" draw:formula="?f50 * ?f51 / ?f220"/>
            <draw:equation draw:name="f222" draw:formula="?f218 * ?f221"/>
            <draw:equation draw:name="f223" draw:formula="?f204 + ?f222"/>
            <draw:equation draw:name="f224" draw:formula="?f215 * ?f221"/>
            <draw:equation draw:name="f225" draw:formula="?f206 + ?f224"/>
            <draw:equation draw:name="f226" draw:formula="if(?f190, ?f13, ?f207)"/>
            <draw:equation draw:name="f227" draw:formula="if(?f190, ?f17, ?f208)"/>
            <draw:equation draw:name="f228" draw:formula="if(?f190, ?f13, ?f209)"/>
            <draw:equation draw:name="f229" draw:formula="if(?f190, ?f17, ?f210)"/>
            <draw:equation draw:name="f230" draw:formula="if(?f190, ?f207, ?f223)"/>
            <draw:equation draw:name="f231" draw:formula="if(?f190, ?f208, ?f225)"/>
            <draw:equation draw:name="f232" draw:formula="if(?f190, ?f209, ?f223)"/>
            <draw:equation draw:name="f233" draw:formula="if(?f190, ?f210, ?f225)"/>
            <draw:equation draw:name="f234" draw:formula="21550000 - ?f76"/>
            <draw:equation draw:name="f235" draw:formula="if(?f234, ?f76, 21550000)"/>
            <draw:equation draw:name="f236" draw:formula="-21550000 - ?f235"/>
            <draw:equation draw:name="f237" draw:formula="if(?f236, -21550000, ?f235)"/>
            <draw:equation draw:name="f238" draw:formula="?f75 + ?f237"/>
            <draw:equation draw:name="f239" draw:formula="?f75 + ?f2"/>
            <draw:equation draw:name="f240" draw:formula="?f239 * ?f9 / ?f1"/>
            <draw:equation draw:name="f241" draw:formula="0 - ?f240"/>
            <draw:equation draw:name="f242" draw:formula="cos(?f241)"/>
            <draw:equation draw:name="f243" draw:formula="0 - ?f242"/>
            <draw:equation draw:name="f244" draw:formula="?f243 * ?f30"/>
            <draw:equation draw:name="f245" draw:formula="sin(?f241)"/>
            <draw:equation draw:name="f246" draw:formula="0 - ?f245"/>
            <draw:equation draw:name="f247" draw:formula="?f246 * ?f31"/>
            <draw:equation draw:name="f248" draw:formula="sqrt(?f244 * ?f244 + ?f247 * ?f247 + 0 * 0)"/>
            <draw:equation draw:name="f249" draw:formula="?f30 * ?f31 / ?f248"/>
            <draw:equation draw:name="f250" draw:formula="?f246 * ?f249"/>
            <draw:equation draw:name="f251" draw:formula="?f223 - ?f250"/>
            <draw:equation draw:name="f252" draw:formula="?f243 * ?f249"/>
            <draw:equation draw:name="f253" draw:formula="?f225 - ?f252"/>
            <draw:equation draw:name="f254" draw:formula="?f251 - ?f30"/>
            <draw:equation draw:name="f255" draw:formula="?f253 - ?f31"/>
            <draw:equation draw:name="f256" draw:formula="?f251 + ?f30"/>
            <draw:equation draw:name="f257" draw:formula="?f253 + ?f31"/>
            <draw:equation draw:name="f258" draw:formula="?f238 + ?f2"/>
            <draw:equation draw:name="f259" draw:formula="?f258 * ?f9 / ?f1"/>
            <draw:equation draw:name="f260" draw:formula="0 - ?f259"/>
            <draw:equation draw:name="f261" draw:formula="cos(?f260)"/>
            <draw:equation draw:name="f262" draw:formula="0 - ?f261"/>
            <draw:equation draw:name="f263" draw:formula="?f262 * ?f30"/>
            <draw:equation draw:name="f264" draw:formula="sin(?f260)"/>
            <draw:equation draw:name="f265" draw:formula="0 - ?f264"/>
            <draw:equation draw:name="f266" draw:formula="?f265 * ?f31"/>
            <draw:equation draw:name="f267" draw:formula="sqrt(?f263 * ?f263 + ?f266 * ?f266 + 0 * 0)"/>
            <draw:equation draw:name="f268" draw:formula="?f30 * ?f31 / ?f267"/>
            <draw:equation draw:name="f269" draw:formula="?f265 * ?f268"/>
            <draw:equation draw:name="f270" draw:formula="?f251 + ?f269"/>
            <draw:equation draw:name="f271" draw:formula="?f262 * ?f268"/>
            <draw:equation draw:name="f272" draw:formula="?f253 + ?f271"/>
            <draw:equation draw:name="f273" draw:formula="if(?f237, ?f223, ?f254)"/>
            <draw:equation draw:name="f274" draw:formula="if(?f237, ?f225, ?f255)"/>
            <draw:equation draw:name="f275" draw:formula="if(?f237, ?f223, ?f256)"/>
            <draw:equation draw:name="f276" draw:formula="if(?f237, ?f225, ?f257)"/>
            <draw:equation draw:name="f277" draw:formula="if(?f237, ?f254, ?f270)"/>
            <draw:equation draw:name="f278" draw:formula="if(?f237, ?f255, ?f272)"/>
            <draw:equation draw:name="f279" draw:formula="if(?f237, ?f256, ?f270)"/>
            <draw:equation draw:name="f280" draw:formula="if(?f237, ?f257, ?f272)"/>
            <draw:equation draw:name="f281" draw:formula="21550000 - ?f79"/>
            <draw:equation draw:name="f282" draw:formula="if(?f281, ?f79, 21550000)"/>
            <draw:equation draw:name="f283" draw:formula="-21550000 - ?f282"/>
            <draw:equation draw:name="f284" draw:formula="if(?f283, -21550000, ?f282)"/>
            <draw:equation draw:name="f285" draw:formula="?f84 + ?f284"/>
            <draw:equation draw:name="f286" draw:formula="?f84 + ?f2"/>
            <draw:equation draw:name="f287" draw:formula="?f286 * ?f9 / ?f1"/>
            <draw:equation draw:name="f288" draw:formula="0 - ?f287"/>
            <draw:equation draw:name="f289" draw:formula="cos(?f288)"/>
            <draw:equation draw:name="f290" draw:formula="0 - ?f289"/>
            <draw:equation draw:name="f291" draw:formula="?f290 * ?f40"/>
            <draw:equation draw:name="f292" draw:formula="sin(?f288)"/>
            <draw:equation draw:name="f293" draw:formula="0 - ?f292"/>
            <draw:equation draw:name="f294" draw:formula="?f293 * ?f60"/>
            <draw:equation draw:name="f295" draw:formula="sqrt(?f291 * ?f291 + ?f294 * ?f294 + 0 * 0)"/>
            <draw:equation draw:name="f296" draw:formula="?f40 * ?f60 / ?f295"/>
            <draw:equation draw:name="f297" draw:formula="?f293 * ?f296"/>
            <draw:equation draw:name="f298" draw:formula="?f12 - ?f297"/>
            <draw:equation draw:name="f299" draw:formula="?f290 * ?f296"/>
            <draw:equation draw:name="f300" draw:formula="?f14 - ?f299"/>
            <draw:equation draw:name="f301" draw:formula="?f298 - ?f40"/>
            <draw:equation draw:name="f302" draw:formula="?f300 - ?f60"/>
            <draw:equation draw:name="f303" draw:formula="?f298 + ?f40"/>
            <draw:equation draw:name="f304" draw:formula="?f300 + ?f60"/>
            <draw:equation draw:name="f305" draw:formula="?f285 + ?f2"/>
            <draw:equation draw:name="f306" draw:formula="?f305 * ?f9 / ?f1"/>
            <draw:equation draw:name="f307" draw:formula="0 - ?f306"/>
            <draw:equation draw:name="f308" draw:formula="cos(?f307)"/>
            <draw:equation draw:name="f309" draw:formula="0 - ?f308"/>
            <draw:equation draw:name="f310" draw:formula="?f309 * ?f40"/>
            <draw:equation draw:name="f311" draw:formula="sin(?f307)"/>
            <draw:equation draw:name="f312" draw:formula="0 - ?f311"/>
            <draw:equation draw:name="f313" draw:formula="?f312 * ?f60"/>
            <draw:equation draw:name="f314" draw:formula="sqrt(?f310 * ?f310 + ?f313 * ?f313 + 0 * 0)"/>
            <draw:equation draw:name="f315" draw:formula="?f40 * ?f60 / ?f314"/>
            <draw:equation draw:name="f316" draw:formula="?f312 * ?f315"/>
            <draw:equation draw:name="f317" draw:formula="?f298 + ?f316"/>
            <draw:equation draw:name="f318" draw:formula="?f309 * ?f315"/>
            <draw:equation draw:name="f319" draw:formula="?f300 + ?f318"/>
            <draw:equation draw:name="f320" draw:formula="if(?f284, ?f12, ?f301)"/>
            <draw:equation draw:name="f321" draw:formula="if(?f284, ?f14, ?f302)"/>
            <draw:equation draw:name="f322" draw:formula="if(?f284, ?f12, ?f303)"/>
            <draw:equation draw:name="f323" draw:formula="if(?f284, ?f14, ?f304)"/>
            <draw:equation draw:name="f324" draw:formula="if(?f284, ?f301, ?f317)"/>
            <draw:equation draw:name="f325" draw:formula="if(?f284, ?f302, ?f319)"/>
            <draw:equation draw:name="f326" draw:formula="if(?f284, ?f303, ?f317)"/>
            <draw:equation draw:name="f327" draw:formula="if(?f284, ?f304, ?f319)"/>
            <draw:equation draw:name="f328" draw:formula="21550000 - ?f81"/>
            <draw:equation draw:name="f329" draw:formula="if(?f328, ?f81, 21550000)"/>
            <draw:equation draw:name="f330" draw:formula="-21550000 - ?f329"/>
            <draw:equation draw:name="f331" draw:formula="if(?f330, -21550000, ?f329)"/>
            <draw:equation draw:name="f332" draw:formula="?f80 + ?f331"/>
            <draw:equation draw:name="f333" draw:formula="?f80 + ?f2"/>
            <draw:equation draw:name="f334" draw:formula="?f333 * ?f9 / ?f1"/>
            <draw:equation draw:name="f335" draw:formula="0 - ?f334"/>
            <draw:equation draw:name="f336" draw:formula="cos(?f335)"/>
            <draw:equation draw:name="f337" draw:formula="0 - ?f336"/>
            <draw:equation draw:name="f338" draw:formula="?f337 * ?f24"/>
            <draw:equation draw:name="f339" draw:formula="sin(?f335)"/>
            <draw:equation draw:name="f340" draw:formula="0 - ?f339"/>
            <draw:equation draw:name="f341" draw:formula="?f340 * ?f35"/>
            <draw:equation draw:name="f342" draw:formula="sqrt(?f338 * ?f338 + ?f341 * ?f341 + 0 * 0)"/>
            <draw:equation draw:name="f343" draw:formula="?f24 * ?f35 / ?f342"/>
            <draw:equation draw:name="f344" draw:formula="?f340 * ?f343"/>
            <draw:equation draw:name="f345" draw:formula="?f317 - ?f344"/>
            <draw:equation draw:name="f346" draw:formula="?f337 * ?f343"/>
            <draw:equation draw:name="f347" draw:formula="?f319 - ?f346"/>
            <draw:equation draw:name="f348" draw:formula="?f345 - ?f24"/>
            <draw:equation draw:name="f349" draw:formula="?f347 - ?f35"/>
            <draw:equation draw:name="f350" draw:formula="?f345 + ?f24"/>
            <draw:equation draw:name="f351" draw:formula="?f347 + ?f35"/>
            <draw:equation draw:name="f352" draw:formula="?f332 + ?f2"/>
            <draw:equation draw:name="f353" draw:formula="?f352 * ?f9 / ?f1"/>
            <draw:equation draw:name="f354" draw:formula="0 - ?f353"/>
            <draw:equation draw:name="f355" draw:formula="cos(?f354)"/>
            <draw:equation draw:name="f356" draw:formula="0 - ?f355"/>
            <draw:equation draw:name="f357" draw:formula="?f356 * ?f24"/>
            <draw:equation draw:name="f358" draw:formula="sin(?f354)"/>
            <draw:equation draw:name="f359" draw:formula="0 - ?f358"/>
            <draw:equation draw:name="f360" draw:formula="?f359 * ?f35"/>
            <draw:equation draw:name="f361" draw:formula="sqrt(?f357 * ?f357 + ?f360 * ?f360 + 0 * 0)"/>
            <draw:equation draw:name="f362" draw:formula="?f24 * ?f35 / ?f361"/>
            <draw:equation draw:name="f363" draw:formula="?f359 * ?f362"/>
            <draw:equation draw:name="f364" draw:formula="?f345 + ?f363"/>
            <draw:equation draw:name="f365" draw:formula="?f356 * ?f362"/>
            <draw:equation draw:name="f366" draw:formula="?f347 + ?f365"/>
            <draw:equation draw:name="f367" draw:formula="if(?f331, ?f317, ?f348)"/>
            <draw:equation draw:name="f368" draw:formula="if(?f331, ?f319, ?f349)"/>
            <draw:equation draw:name="f369" draw:formula="if(?f331, ?f317, ?f350)"/>
            <draw:equation draw:name="f370" draw:formula="if(?f331, ?f319, ?f351)"/>
            <draw:equation draw:name="f371" draw:formula="if(?f331, ?f348, ?f364)"/>
            <draw:equation draw:name="f372" draw:formula="if(?f331, ?f349, ?f366)"/>
            <draw:equation draw:name="f373" draw:formula="if(?f331, ?f350, ?f364)"/>
            <draw:equation draw:name="f374" draw:formula="if(?f331, ?f351, ?f366)"/>
          </draw:enhanced-geometry>
        </draw:custom-shape>
        <draw:custom-shape draw:name="Freeform 10" draw:style-name="gr13" draw:text-style-name="P11" draw:layer="layout" svg:width="5.885cm" svg:height="4.541cm" svg:x="7.933cm" svg:y="5.684cm">
          <text:p/>
          <draw:enhanced-geometry svg:viewBox="0 0 142 147" draw:mirror-vertical="true"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1" draw:style-name="gr14" draw:text-style-name="P17" draw:layer="layout" svg:width="5.457cm" svg:height="3.598cm" svg:x="25.998cm" svg:y="7.023cm">
          <text:p text:style-name="P12"><text:span text:style-name="T8">Zonefactory</text:span></text:p>
          <text:p text:style-name="P12"><text:span text:style-name="T8">(DNS operator</text:span><text:span text:style-name="T8"><text:line-break/></text:span><text:span text:style-name="T8">for backend)</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2" draw:style-name="gr15" draw:text-style-name="P11" draw:layer="layout" svg:width="6.332cm" svg:height="3.508cm" svg:x="19.38cm" svg:y="4.301cm">
          <text:p/>
          <draw:enhanced-geometry svg:viewBox="0 0 142 147"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3" draw:style-name="gr16" draw:text-style-name="P11" draw:layer="layout" svg:width="4.797cm" svg:height="3.201cm" svg:x="20.975cm" svg:y="8.878cm">
          <text:p/>
          <draw:enhanced-geometry svg:viewBox="0 0 142 147" draw:mirror-vertical="true"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4" draw:style-name="gr7" draw:text-style-name="P13" draw:layer="layout" svg:width="6.873cm" svg:height="1.265cm" svg:x="22.758cm" svg:y="11.489cm">
          <text:p text:style-name="P12"><text:span text:style-name="T9">Poll .well-known/origin-svcb</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5" draw:style-name="gr7" draw:text-style-name="P13" draw:layer="layout" svg:width="6.873cm" svg:height="1.265cm" svg:x="23.938cm" svg:y="3.957cm">
          <text:p text:style-name="P12"><text:span text:style-name="T8">(re-)Publish zon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6" draw:style-name="gr17" draw:text-style-name="P18" draw:layer="layout" svg:width="5.333cm" svg:height="3.597cm" svg:x="26.003cm" svg:y="13.94cm">
          <text:p text:style-name="P9"><text:span text:style-name="T8">Split mode</text:span></text:p>
          <text:p text:style-name="P9"><text:span text:style-name="T8">Backend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7" draw:style-name="gr18" draw:text-style-name="P8" draw:layer="layout" svg:width="4.797cm" svg:height="3.201cm" svg:x="20.975cm" svg:y="11.916cm">
          <text:p/>
          <draw:enhanced-geometry svg:viewBox="0 0 142 147"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presentation:notes draw:style-name="dp5">
          <draw:frame draw:name="Slide Number Placeholder 2" draw:style-name="gr3" draw:text-style-name="P2" draw:layer="layout" svg:width="8.255cm" svg:height="1.274cm" svg:x="10.791cm" svg:y="24.126cm">
            <draw:text-box>
              <text:p text:style-name="P4"><text:span text:style-name="T6"><text:page-number>&lt;number&gt;</text:page-number></text:span></text:p>
            </draw:text-box>
          </draw:frame>
          <draw:page-thumbnail draw:name="Slide Image Placeholder 2" draw:style-name="gr2" draw:layer="layout" svg:width="19.769cm" svg:height="11.121cm" svg:x="0.609cm" svg:y="2.227cm" draw:page-number="3" presentation:class="page"/>
          <draw:frame draw:name="Notes Placeholder 3" presentation:style-name="pr7" draw:text-style-name="P7" draw:layer="layout" svg:width="16.786cm" svg:height="13.35cm" svg:x="2.098cm" svg:y="14.106cm" presentation:class="notes" presentation:placeholder="true">
            <draw:text-box/>
          </draw:frame>
        </presentation:notes>
      </draw:page>
      <draw:page draw:name="page4" draw:style-name="dp6" draw:master-page-name="Master1-Layout7-blank-Blank" presentation:presentation-page-layout-name="AL2T13">
        <draw:frame presentation:style-name="pr8" draw:layer="layout" svg:width="30.479cm" svg:height="3.18cm" svg:x="1.693cm" svg:y="0.76cm" presentation:class="title">
          <draw:text-box>
            <text:p>State of Play</text:p>
          </draw:text-box>
        </draw:frame>
        <draw:frame presentation:style-name="pr9" draw:layer="layout" svg:width="30.479cm" svg:height="11.048cm" svg:x="1.693cm" svg:y="4.457cm" presentation:class="outline">
          <draw:text-box>
            <text:list text:style-name="L3">
              <text:list-item>
                <text:p>Draft -08 published 2025-07-07</text:p>
              </text:list-item>
              <text:list-item>
                <text:p>Note: draft previously bounced around dispatch/dnsop/tls before landing here</text:p>
              </text:list-item>
              <text:list-item>
                <text:p>Authors think it’s ready for WGLC</text:p>
              </text:list-item>
              <text:list-item>
                <text:p>There’s an implementation (bash scripts on CFS side, python on ZF side) with a small test deployment</text:p>
                <text:list>
                  <text:list-item>
                    <text:p><text:a xlink:href="https://github.com/defo-project/zone-factory/tree/mo-dep" xlink:type="simple">https://github.com/defo-project/zone-factory/tree/mo-dep</text:a><text:s/></text:p>
                  </text:list-item>
                  <text:list-item>
                    <text:p>Seems to work fine</text:p>
                  </text:list-item>
                </text:list>
              </text:list-item>
            </text:list>
          </draw:text-box>
        </draw:frame>
        <presentation:notes draw:style-name="dp4">
          <draw:page-thumbnail draw:style-name="gr2" draw:layer="layout" svg:width="15.24cm" svg:height="8.572cm" svg:x="1.905cm" svg:y="3.175cm" draw:page-number="4" presentation:class="page"/>
          <draw:frame presentation:style-name="pr10" draw:text-style-name="P5" draw:layer="layout" svg:width="15.24cm" svg:height="10.001cm" svg:x="1.905cm" svg:y="12.224cm" presentation:class="notes" presentation:placeholder="true">
            <draw:text-box/>
          </draw:frame>
        </presentation:notes>
      </draw:page>
      <draw:page draw:name="Slide9" draw:style-name="dp1" draw:master-page-name="Master1-Layout2-obj-Title-and-Content" presentation:presentation-page-layout-name="AL3T18">
        <draw:frame draw:name="Title 1" presentation:style-name="pr11" draw:text-style-name="P2" draw:layer="layout" svg:width="29.21cm" svg:height="3.682cm" svg:x="2.328cm" svg:y="1.014cm" presentation:class="title">
          <draw:text-box>
            <text:p text:style-name="P19"><text:span text:style-name="T10">Example</text:span></text:p>
          </draw:text-box>
        </draw:frame>
        <draw:frame draw:name="Content Placeholder 2" presentation:style-name="pr12" draw:text-style-name="P21" draw:layer="layout" svg:width="30.672cm" svg:height="12.929cm" svg:x="2.328cm" svg:y="5.071cm" presentation:class="outline" presentation:user-transformed="true">
          <draw:text-box>
            <text:list text:style-name="L4">
              <text:list-item>
                <text:p text:style-name="P20"><text:span text:style-name="T11">$ curl https://defo.ie/.well-known/origin-svcb</text:span></text:p>
              </text:list-item>
              <text:list-item>
                <text:p text:style-name="P20"><text:span text:style-name="T11">{</text:span></text:p>
              </text:list-item>
              <text:list-item>
                <text:p text:style-name="P20"><text:span text:style-name="T11"><text:s/>"regeninterval" : 3600,</text:span></text:p>
              </text:list-item>
              <text:list-item>
                <text:p text:style-name="P20"><text:span text:style-name="T11"><text:s/>"endpoints" : [ {</text:span></text:p>
              </text:list-item>
              <text:list-item>
                <text:p text:style-name="P20"><text:span text:style-name="T11"><text:s text:c="4"/>"priority" : 1,</text:span></text:p>
              </text:list-item>
              <text:list-item>
                <text:p text:style-name="P20"><text:span text:style-name="T11"><text:s text:c="4"/>"params" : {</text:span></text:p>
              </text:list-item>
              <text:list-item>
                <text:p text:style-name="P20"><text:span text:style-name="T11"><text:s text:c="6"/>"ipv4hint" : ["213.108.108.101"],</text:span></text:p>
              </text:list-item>
              <text:list-item>
                <text:p text:style-name="P20"><text:span text:style-name="T11"><text:s text:c="6"/>"ech" : "AID+DQA8bwAgACAD99Nn5w3yRXF5GRcXzKNErYYtlxH5+IS5dQJzdHq3bgAEAAEAAQANY292ZXIuZGVmby5pZQAA/g0APH8AIAAgkq9+fORtmI8hXAtKayssOOm+NSP+4j6HaIhS4R5G+EIABAABAAEADWNvdmVyLmRlZm8uaWUAAA==",</text:span></text:p>
              </text:list-item>
              <text:list-item>
                <text:p text:style-name="P20"><text:span text:style-name="T11"><text:s text:c="6"/>"ipv6hint" : ["2a00:c6c0:0:116:5::10"]</text:span></text:p>
              </text:list-item>
              <text:list-item>
                <text:p text:style-name="P20"><text:span text:style-name="T11"><text:s text:c="4"/>}</text:span></text:p>
              </text:list-item>
              <text:list-item>
                <text:p text:style-name="P20"><text:span text:style-name="T11"><text:s/>}]</text:span></text:p>
              </text:list-item>
              <text:list-item>
                <text:p text:style-name="P20"><text:span text:style-name="T11">}</text:span></text:p>
              </text:list-item>
              <text:list-item>
                <text:p text:style-name="P20"><text:span text:style-name="T11"/></text:p>
              </text:list-item>
            </text:list>
          </draw:text-box>
        </draw:frame>
        <draw:frame draw:name="Slide Number Placeholder 3" draw:style-name="gr1" draw:text-style-name="P22" draw:layer="layout" svg:width="7.62cm" svg:height="1.014cm" svg:x="23.918cm" svg:y="17.657cm">
          <draw:text-box>
            <text:p text:style-name="P4"><text:span text:style-name="T3"><text:page-number>&lt;number&gt;</text:page-number></text:span></text:p>
          </draw:text-box>
        </draw:frame>
        <presentation:notes draw:style-name="dp2">
          <draw:page-thumbnail draw:style-name="gr2" draw:layer="layout" svg:width="15.24cm" svg:height="8.572cm" svg:x="1.905cm" svg:y="3.175cm" draw:page-number="5" presentation:class="page"/>
          <draw:frame presentation:style-name="pr13" draw:text-style-name="P5" draw:layer="layout" svg:width="15.24cm" svg:height="10.001cm" svg:x="1.905cm" svg:y="12.224cm" presentation:class="notes" presentation:placeholder="true">
            <draw:text-box/>
          </draw:frame>
        </presentation:notes>
      </draw:page>
      <draw:page draw:name="page6" draw:style-name="dp6" draw:master-page-name="Master1-Layout7-blank-Blank" presentation:presentation-page-layout-name="AL2T13">
        <draw:frame presentation:style-name="pr14" draw:layer="layout" svg:width="30.479cm" svg:height="3.18cm" svg:x="1.693cm" svg:y="0.76cm" presentation:class="title" presentation:user-transformed="true">
          <draw:text-box>
            <text:p>Open Issues</text:p>
          </draw:text-box>
        </draw:frame>
        <draw:frame presentation:style-name="pr9" draw:layer="layout" svg:width="30.479cm" svg:height="13.06cm" svg:x="1.693cm" svg:y="3.94cm" presentation:class="outline" presentation:user-transformed="true">
          <draw:text-box>
            <text:list text:style-name="L3">
              <text:list-item>
                <text:p>Be more precise with “pass the checks”:</text:p>
                <text:list>
                  <text:list-item>
                    <text:p><text:a xlink:href="https://github.com/sftcd/wkesni/issues/53" xlink:type="simple">https://github.com/sftcd/wkesni/issues/53</text:a><text:s/></text:p>
                  </text:list-item>
                </text:list>
              </text:list-item>
              <text:list-item>
                <text:p>Better ZF definition</text:p>
                <text:list>
                  <text:list-item>
                    <text:p><text:a xlink:href="https://github.com/sftcd/wkesni/issues/52" xlink:type="simple">https://github.com/sftcd/wkesni/issues/52</text:a><text:s/></text:p>
                  </text:list-item>
                </text:list>
              </text:list-item>
            </text:list>
          </draw:text-box>
        </draw:frame>
        <presentation:notes draw:style-name="dp4">
          <draw:page-thumbnail draw:style-name="gr2" draw:layer="layout" svg:width="15.24cm" svg:height="8.572cm" svg:x="1.905cm" svg:y="3.175cm" draw:page-number="6" presentation:class="page"/>
          <draw:frame presentation:style-name="pr10" draw:text-style-name="P5" draw:layer="layout" svg:width="15.24cm" svg:height="10.001cm" svg:x="1.905cm" svg:y="12.224cm" presentation:class="notes" presentation:placeholder="true">
            <draw:text-box/>
          </draw:frame>
        </presentation:notes>
      </draw:page>
      <draw:page draw:name="page7" draw:style-name="dp6" draw:master-page-name="Master1-Layout7-blank-Blank" presentation:presentation-page-layout-name="AL2T13">
        <draw:frame presentation:style-name="pr14" draw:layer="layout" svg:width="30.479cm" svg:height="3.18cm" svg:x="1.693cm" svg:y="0.76cm" presentation:class="title" presentation:user-transformed="true">
          <draw:text-box>
            <text:p>Recently Closed Issues</text:p>
          </draw:text-box>
        </draw:frame>
        <draw:frame presentation:style-name="pr9" draw:layer="layout" svg:width="30.479cm" svg:height="13.06cm" svg:x="1.693cm" svg:y="3.94cm" presentation:class="outline" presentation:user-transformed="true">
          <draw:text-box>
            <text:list text:style-name="L3">
              <text:list-item>
                <text:p>Default priorities</text:p>
                <text:list>
                  <text:list-item>
                    <text:p><text:a xlink:href="https://github.com/sftcd/wkesni/issues/46" xlink:type="simple">https://github.com/sftcd/wkesni/issues/46</text:a></text:p>
                  </text:list-item>
                </text:list>
              </text:list-item>
              <text:list-item>
                <text:p>Delete DELETE</text:p>
                <text:list>
                  <text:list-item>
                    <text:p><text:a xlink:href="https://github.com/sftcd/wkesni/issues/45" xlink:type="simple">https://github.com/sftcd/wkesni/issues/45</text:a><text:s/></text:p>
                  </text:list-item>
                </text:list>
              </text:list-item>
              <text:list-item>
                <text:p>Some ZFs could use CAA</text:p>
                <text:list>
                  <text:list-item>
                    <text:p><text:a xlink:href="https://github.com/sftcd/wkesni/issues/44" xlink:type="simple">https://github.com/sftcd/wkesni/issues/44</text:a><text:s/></text:p>
                  </text:list-item>
                </text:list>
              </text:list-item>
              <text:list-item>
                <text:p>Don’t publish private keys</text:p>
                <text:list>
                  <text:list-item>
                    <text:p><text:a xlink:href="https://github.com/sftcd/wkesni/issues/42" xlink:type="simple">https://github.com/sftcd/wkesni/issues/42</text:a><text:s/></text:p>
                  </text:list-item>
                </text:list>
              </text:list-item>
              <text:list-item>
                <text:p>Who’s authoritative for which JSON bits</text:p>
                <text:list>
                  <text:list-item>
                    <text:p><text:a xlink:href="https://github.com/sftcd/wkesni/issues/41" xlink:type="simple">https://github.com/sftcd/wkesni/issues/41</text:a></text:p>
                  </text:list-item>
                </text:list>
              </text:list-item>
              <text:list-item>
                <text:p>JSON encoding lists</text:p>
                <text:list>
                  <text:list-item>
                    <text:p><text:a xlink:href="https://github.com/sftcd/wkesni/issues/40" xlink:type="simple">https://github.com/sftcd/wkesni/issues/40</text:a></text:p>
                  </text:list-item>
                </text:list>
              </text:list-item>
            </text:list>
          </draw:text-box>
        </draw:frame>
        <presentation:notes draw:style-name="dp5">
          <draw:page-thumbnail draw:style-name="gr2" draw:layer="layout" svg:width="15.24cm" svg:height="8.572cm" svg:x="1.905cm" svg:y="3.175cm" draw:page-number="7" presentation:class="page"/>
          <draw:frame presentation:style-name="pr10" draw:text-style-name="P5" draw:layer="layout" svg:width="15.24cm" svg:height="10.001cm" svg:x="1.905cm" svg:y="12.224cm" presentation:class="notes" presentation:placeholder="true">
            <draw:text-box/>
          </draw:frame>
        </presentation:notes>
      </draw:page>
      <draw:page draw:name="page8" draw:style-name="dp6" draw:master-page-name="Master1-Layout7-blank-Blank" presentation:presentation-page-layout-name="AL2T13">
        <draw:frame presentation:style-name="pr14" draw:layer="layout" svg:width="30.479cm" svg:height="3.18cm" svg:x="1.693cm" svg:y="0.76cm" presentation:class="title">
          <draw:text-box>
            <text:p>Conclusion</text:p>
          </draw:text-box>
        </draw:frame>
        <draw:frame presentation:style-name="pr9" draw:layer="layout" svg:width="30.479cm" svg:height="11.048cm" svg:x="1.693cm" svg:y="4.457cm" presentation:class="outline">
          <draw:text-box>
            <text:list text:style-name="L3">
              <text:list-item>
                <text:p>Ready for WGLC?</text:p>
                <text:list>
                  <text:list-item>
                    <text:p>Presumably with a related call to the dnsop list in parallel or sequentially</text:p>
                  </text:list-item>
                </text:list>
              </text:list-item>
            </text:list>
          </draw:text-box>
        </draw:frame>
        <presentation:notes draw:style-name="dp4">
          <draw:page-thumbnail draw:style-name="gr2" draw:layer="layout" svg:width="15.24cm" svg:height="8.572cm" svg:x="1.905cm" svg:y="3.175cm" draw:page-number="8" presentation:class="page"/>
          <draw:frame presentation:style-name="pr10" draw:text-style-name="P5"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 Display" svg:font-family="'Aptos Display'"/>
    <style:font-face style:name="Courier" svg:font-family="Courie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53cm" svg:stroke-color="#042433" draw:stroke-linejoin="miter" svg:stroke-linecap="butt" draw:fill-color="#156082"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loext:decorative="false"/>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6" style:family="paragraph">
      <loext:graphic-properties draw:fill="none"/>
      <style:paragraph-properties style:font-independent-line-spacing="true"/>
    </style:style>
    <style:style style:name="MP7"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loext:tab-stop-distance="0cm"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ptos"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767676"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767676"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Aptos Display"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Apto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Aptos"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Placeholder 1" presentation:style-name="Mpr1" draw:text-style-name="MP6" draw:layer="backgroundobjects" svg:width="29.21cm" svg:height="3.682cm" svg:x="2.328cm" svg:y="1.014cm" presentation:class="title">
        <draw:text-box>
          <text:p text:style-name="MP5"><text:span text:style-name="MT2">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8" draw:text-style-name="MP6" draw:layer="backgroundobjects" svg:width="25.4cm" svg:height="6.632cm" svg:x="4.233cm" svg:y="3.118cm" presentation:class="title">
        <draw:text-box>
          <text:p text:style-name="MP18"><text:span text:style-name="MT9">Click to edit Master title </text:span><text:span text:style-name="MT9">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5"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2" draw:text-style-name="MP6" draw:layer="backgroundobjects" svg:width="29.21cm" svg:height="7.924cm" svg:x="2.311cm" svg:y="4.749cm" presentation:class="title">
        <draw:text-box>
          <text:p text:style-name="MP5"><text:span text:style-name="MT9">Click to edit Master title </text:span><text:span text:style-name="MT9">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Click to 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9"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6" draw:text-style-name="MP6" draw:layer="backgroundobjects" svg:width="29.21cm" svg:height="3.682cm" svg:x="2.333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Click to 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Click to 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44" draw:text-style-name="MP6" draw:layer="backgroundobjects" svg:width="29.21cm" svg:height="3.682cm" svg:x="2.328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Click to 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Click to 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71" draw:text-style-name="MP6" draw:layer="backgroundobjects" svg:width="29.21cm" svg:height="3.682cm" svg:x="2.328cm" svg:y="1.014cm" presentation:class="title">
        <draw:text-box>
          <text:p text:style-name="MP5"><text:span text:style-name="MT2">Click to edit Master title style</text:span></text:p>
        </draw:text-box>
      </draw:frame>
      <draw:frame draw:name="Vertical Text Placeholder 2" presentation:style-name="Mpr72" draw:text-style-name="MP6" draw:layer="backgroundobjects" svg:width="29.21cm" svg:height="12.087cm" svg:x="2.328cm" svg:y="5.071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cal Title 1" presentation:style-name="Mpr78" draw:text-style-name="MP6" draw:layer="backgroundobjects" svg:width="7.302cm" svg:height="16.144cm" svg:x="24.236cm" svg:y="1.014cm" presentation:class="title">
        <draw:text-box>
          <text:p text:style-name="MP5"><text:span text:style-name="MT2">Click to </text:span><text:span text:style-name="MT2">edit </text:span><text:span text:style-name="MT2">Master </text:span><text:span text:style-name="MT2">title style</text:span></text:p>
        </draw:text-box>
      </draw:frame>
      <draw:frame draw:name="Vertical Text Placeholder 2" presentation:style-name="Mpr79" draw:text-style-name="MP6" draw:layer="backgroundobjects" svg:width="21.484cm" svg:height="16.144cm" svg:x="2.328cm" svg:y="1.014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25-07-19">7/19/25</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25-07-19">7/19/25</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fb4792146257752f54eab576deb869869b108571</meta:generator>
    <dc:title/>
    <meta:initial-creator>Salz, Rich</meta:initial-creator>
    <meta:creation-date>2024-07-21T16:28:45Z</meta:creation-date>
    <dc:date>2025-07-19T16:22:05.727568273</dc:date>
    <meta:editing-cycles>8</meta:editing-cycles>
    <meta:editing-duration>PT46M18S</meta:editing-duration>
    <meta:print-date>2025-07-18T15:13:39.719306714</meta:print-date>
    <meta:printed-by>PDF files</meta:printed-by>
    <meta:document-statistic meta:object-count="201"/>
  </office:meta>
</office:document-meta>
</file>